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3333" draw:textarea-horizontal-align="justify" draw:textarea-vertical-align="middle" draw:auto-grow-height="false" fo:min-height="3.179cm" fo:min-width="1.786cm"/>
    </style:style>
    <style:style style:name="gr2" style:family="graphic" style:parent-style-name="standard">
      <style:graphic-properties svg:stroke-color="#000000" draw:fill-color="#dddddd" draw:opacity="50%" draw:opacity-name="" draw:textarea-horizontal-align="justify" draw:textarea-vertical-align="middle" draw:auto-grow-height="false" fo:min-height="3.152cm" fo:min-width="19.8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cccccc" fo:min-height="2.29cm"/>
    </style:style>
    <style:style style:name="P1" style:family="paragraph">
      <loext:graphic-properties draw:fill-color="#ff3333"/>
      <style:paragraph-properties fo:text-align="center"/>
    </style:style>
    <style:style style:name="P2" style:family="paragraph">
      <loext:graphic-properties draw:fill-color="#dddddd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3.429cm" svg:x="18.669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32cm" svg:height="3.402cm" svg:x="0.635cm" svg:y="1.2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775cm" svg:y1="1.27cm" svg:x2="2.775cm" svg:y2="4.699cm">
          <text:p/>
        </draw:line>
        <draw:line draw:style-name="gr3" draw:text-style-name="P3" draw:layer="layout" svg:x1="4.699cm" svg:y1="1.27cm" svg:x2="4.699cm" svg:y2="4.699cm">
          <text:p/>
        </draw:line>
        <draw:line draw:style-name="gr3" draw:text-style-name="P3" draw:layer="layout" svg:x1="6.731cm" svg:y1="1.27cm" svg:x2="6.731cm" svg:y2="4.699cm">
          <text:p/>
        </draw:line>
        <draw:line draw:style-name="gr3" draw:text-style-name="P3" draw:layer="layout" svg:x1="8.763cm" svg:y1="1.27cm" svg:x2="8.763cm" svg:y2="4.699cm">
          <text:p/>
        </draw:line>
        <draw:line draw:style-name="gr3" draw:text-style-name="P3" draw:layer="layout" svg:x1="10.795cm" svg:y1="1.27cm" svg:x2="10.795cm" svg:y2="4.699cm">
          <text:p/>
        </draw:line>
        <draw:line draw:style-name="gr3" draw:text-style-name="P3" draw:layer="layout" svg:x1="12.827cm" svg:y1="1.27cm" svg:x2="12.827cm" svg:y2="4.699cm">
          <text:p/>
        </draw:line>
        <draw:line draw:style-name="gr3" draw:text-style-name="P3" draw:layer="layout" svg:x1="14.859cm" svg:y1="1.27cm" svg:x2="14.859cm" svg:y2="4.699cm">
          <text:p/>
        </draw:line>
        <draw:line draw:style-name="gr3" draw:text-style-name="P3" draw:layer="layout" svg:x1="16.764cm" svg:y1="1.27cm" svg:x2="16.764cm" svg:y2="4.699cm">
          <text:p/>
        </draw:line>
        <draw:line draw:style-name="gr3" draw:text-style-name="P3" draw:layer="layout" svg:x1="18.669cm" svg:y1="1.27cm" svg:x2="18.669cm" svg:y2="4.699cm">
          <text:p/>
        </draw:line>
        <draw:frame draw:style-name="gr4" draw:text-style-name="P4" draw:layer="layout" svg:width="20.347cm" svg:height="2.54cm" svg:x="0.608cm" svg:y="5.08cm">
          <draw:text-box>
            <text:p>Accuracy results for fractions # 1 – 10 using the 10 models produced.<text:line-break/><text:line-break/>86%, <text:s text:c="2"/>93%, <text:s text:c="2"/>95%, <text:s text:c="3"/>83%, <text:s text:c="2"/>73%, <text:s text:c="2"/>84%, <text:s text:c="2"/>81%, <text:s text:c="2"/>88%, <text:s text:c="2"/>91%, <text:s/>89%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0.635cm" fo:margin-right="0.635cm" fo:page-width="21.5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2T12:03:40.212476033</meta:creation-date>
    <dc:date>2019-06-22T12:51:24.799215101</dc:date>
    <meta:editing-duration>PT27M23S</meta:editing-duration>
    <meta:editing-cycles>3</meta:editing-cycles>
    <meta:generator>LibreOffice/5.1.6.2$Linux_X86_64 LibreOffice_project/10m0$Build-2</meta:generator>
    <meta:document-statistic meta:object-count="12"/>
  </office:meta>
</office:document-meta>
</file>